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529" officeooo:paragraph-rsid="0000a529"/>
    </style:style>
    <style:style style:name="P2" style:family="paragraph" style:parent-style-name="Standard">
      <style:text-properties officeooo:paragraph-rsid="0000a529"/>
    </style:style>
    <style:style style:name="T1" style:family="text">
      <style:text-properties officeooo:rsid="0000a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__ Motivation / Objectifs</text:span></text:p>
      <text:p text:style-name="P1"/>
      <text:p text:style-name="P1"/>
      <text:p text:style-name="P1"/>
      <text:p text:style-name="P1"/>
      <text:p text:style-name="P1">II__ Partie scientifique</text:p>
      <text:p text:style-name="P1"/>
      <text:p text:style-name="P1"/>
      <text:p text:style-name="P1"/>
      <text:p text:style-name="P1">III__ Algorithme (→ solution)</text:p>
      <text:p text:style-name="P1">- on ne montre pas le code mais du pseudo code au plus</text:p>
      <text:p text:style-name="P1"/>
      <text:p text:style-name="P1"/>
      <text:p text:style-name="P1">IV__ Problèmes rencontrés corrigés ou à corriger (pas important)</text:p>
      <text:p text:style-name="P1"/>
      <text:p text:style-name="P1"/>
      <text:p text:style-name="P1">V__Démonstration (2 minutes)</text:p>
      <text:p text:style-name="P1"/>
      <text:p text:style-name="P1"/>
      <text:p text:style-name="P1">Le jour J envoyer la présentation, le code source et l’exécutable, et un document de 5 pages à rédi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ysse BUONOMO</meta:initial-creator>
    <meta:creation-date>2015-05-21T08:15:25.210366546</meta:creation-date>
    <dc:date>2015-05-21T08:25:46.115109321</dc:date>
    <dc:creator>Ulysse BUONOMO</dc:creator>
    <meta:editing-duration>PT10M21S</meta:editing-duration>
    <meta:editing-cycles>1</meta:editing-cycles>
    <meta:document-statistic meta:table-count="0" meta:image-count="0" meta:object-count="0" meta:page-count="1" meta:paragraph-count="7" meta:word-count="55" meta:character-count="328" meta:non-whitespace-character-count="280"/>
    <meta:generator>LibreOffice/4.4.2.2$Linux_X86_64 LibreOffice_project/40m0$Build-2</meta:generator>
  </office:meta>
</office:document-meta>
</file>